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6.638634" calcext:value-type="float">
            <text:p>6.638634</text:p>
          </table:table-cell>
          <table:table-cell office:value-type="float" office:value="88.458564" calcext:value-type="float">
            <text:p>88.458564</text:p>
          </table:table-cell>
          <table:table-cell office:value-type="float" office:value="237.751445" calcext:value-type="float">
            <text:p>237.751445</text:p>
          </table:table-cell>
          <table:table-cell office:value-type="float" office:value="1044.062016" calcext:value-type="float">
            <text:p>1044.062016</text:p>
          </table:table-cell>
          <table:table-cell office:value-type="float" office:value="701.643933" calcext:value-type="float">
            <text:p>701.643933</text:p>
          </table:table-cell>
          <table:table-cell office:value-type="float" office:value="35486.833387" calcext:value-type="float">
            <text:p>35486.8333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7.315789" calcext:value-type="float">
            <text:p>7.315789</text:p>
          </table:table-cell>
          <table:table-cell office:value-type="float" office:value="61.147399" calcext:value-type="float">
            <text:p>61.147399</text:p>
          </table:table-cell>
          <table:table-cell office:value-type="float" office:value="122.104623" calcext:value-type="float">
            <text:p>122.104623</text:p>
          </table:table-cell>
          <table:table-cell office:value-type="float" office:value="385.085799" calcext:value-type="float">
            <text:p>385.085799</text:p>
          </table:table-cell>
          <table:table-cell office:value-type="float" office:value="331.184971" calcext:value-type="float">
            <text:p>331.184971</text:p>
          </table:table-cell>
          <table:table-cell office:value-type="float" office:value="7757.612479" calcext:value-type="float">
            <text:p>7757.6124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5.200795" calcext:value-type="float">
            <text:p>5.200795</text:p>
          </table:table-cell>
          <table:table-cell office:value-type="float" office:value="61.104733" calcext:value-type="float">
            <text:p>61.104733</text:p>
          </table:table-cell>
          <table:table-cell office:value-type="float" office:value="134.906917" calcext:value-type="float">
            <text:p>134.906917</text:p>
          </table:table-cell>
          <table:table-cell office:value-type="float" office:value="329.04181" calcext:value-type="float">
            <text:p>329.04181</text:p>
          </table:table-cell>
          <table:table-cell office:value-type="float" office:value="372.188669" calcext:value-type="float">
            <text:p>372.188669</text:p>
          </table:table-cell>
          <table:table-cell office:value-type="float" office:value="7621.189856" calcext:value-type="float">
            <text:p>7621.1898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.479195" calcext:value-type="float">
            <text:p>1.479195</text:p>
          </table:table-cell>
          <table:table-cell office:value-type="float" office:value="73.712483" calcext:value-type="float">
            <text:p>73.712483</text:p>
          </table:table-cell>
          <table:table-cell office:value-type="float" office:value="158.157636" calcext:value-type="float">
            <text:p>158.157636</text:p>
          </table:table-cell>
          <table:table-cell office:value-type="float" office:value="396.479701" calcext:value-type="float">
            <text:p>396.479701</text:p>
          </table:table-cell>
          <table:table-cell office:value-type="float" office:value="408.977141" calcext:value-type="float">
            <text:p>408.977141</text:p>
          </table:table-cell>
          <table:table-cell office:value-type="float" office:value="6847.948018" calcext:value-type="float">
            <text:p>6847.9480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6.301193" calcext:value-type="float">
            <text:p>6.301193</text:p>
          </table:table-cell>
          <table:table-cell office:value-type="float" office:value="74.874296" calcext:value-type="float">
            <text:p>74.874296</text:p>
          </table:table-cell>
          <table:table-cell office:value-type="float" office:value="192.172267" calcext:value-type="float">
            <text:p>192.172267</text:p>
          </table:table-cell>
          <table:table-cell office:value-type="float" office:value="460.973733" calcext:value-type="float">
            <text:p>460.973733</text:p>
          </table:table-cell>
          <table:table-cell office:value-type="float" office:value="466.851305" calcext:value-type="float">
            <text:p>466.851305</text:p>
          </table:table-cell>
          <table:table-cell office:value-type="float" office:value="11842.059719" calcext:value-type="float">
            <text:p>11842.0597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4.583206" calcext:value-type="float">
            <text:p>4.583206</text:p>
          </table:table-cell>
          <table:table-cell office:value-type="float" office:value="78.052277" calcext:value-type="float">
            <text:p>78.052277</text:p>
          </table:table-cell>
          <table:table-cell office:value-type="float" office:value="204.450123" calcext:value-type="float">
            <text:p>204.450123</text:p>
          </table:table-cell>
          <table:table-cell office:value-type="float" office:value="562.706119" calcext:value-type="float">
            <text:p>562.706119</text:p>
          </table:table-cell>
          <table:table-cell office:value-type="float" office:value="530.879886" calcext:value-type="float">
            <text:p>530.879886</text:p>
          </table:table-cell>
          <table:table-cell office:value-type="float" office:value="11470.610834" calcext:value-type="float">
            <text:p>11470.6108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3.65753" calcext:value-type="float">
            <text:p>3.65753</text:p>
          </table:table-cell>
          <table:table-cell office:value-type="float" office:value="84.305085" calcext:value-type="float">
            <text:p>84.305085</text:p>
          </table:table-cell>
          <table:table-cell office:value-type="float" office:value="229.537103" calcext:value-type="float">
            <text:p>229.537103</text:p>
          </table:table-cell>
          <table:table-cell office:value-type="float" office:value="593.699796" calcext:value-type="float">
            <text:p>593.699796</text:p>
          </table:table-cell>
          <table:table-cell office:value-type="float" office:value="563.390356" calcext:value-type="float">
            <text:p>563.390356</text:p>
          </table:table-cell>
          <table:table-cell office:value-type="float" office:value="8565.256377" calcext:value-type="float">
            <text:p>8565.2563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6.638634" calcext:value-type="float">
            <text:p>6.638634</text:p>
          </table:table-cell>
          <table:table-cell office:value-type="float" office:value="89.466434" calcext:value-type="float">
            <text:p>89.466434</text:p>
          </table:table-cell>
          <table:table-cell office:value-type="float" office:value="243.842257" calcext:value-type="float">
            <text:p>243.842257</text:p>
          </table:table-cell>
          <table:table-cell office:value-type="float" office:value="1063.594131" calcext:value-type="float">
            <text:p>1063.594131</text:p>
          </table:table-cell>
          <table:table-cell office:value-type="float" office:value="698.070877" calcext:value-type="float">
            <text:p>698.070877</text:p>
          </table:table-cell>
          <table:table-cell office:value-type="float" office:value="35486.833387" calcext:value-type="float">
            <text:p>35486.8333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7.631579" calcext:value-type="float">
            <text:p>7.631579</text:p>
          </table:table-cell>
          <table:table-cell office:value-type="float" office:value="81.172145" calcext:value-type="float">
            <text:p>81.172145</text:p>
          </table:table-cell>
          <table:table-cell office:value-type="float" office:value="173.29089" calcext:value-type="float">
            <text:p>173.29089</text:p>
          </table:table-cell>
          <table:table-cell office:value-type="float" office:value="593.810877" calcext:value-type="float">
            <text:p>593.810877</text:p>
          </table:table-cell>
          <table:table-cell office:value-type="float" office:value="557.948914" calcext:value-type="float">
            <text:p>557.948914</text:p>
          </table:table-cell>
          <table:table-cell office:value-type="float" office:value="12328.536934" calcext:value-type="float">
            <text:p>12328.5369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4.145943" calcext:value-type="float">
            <text:p>4.145943</text:p>
          </table:table-cell>
          <table:table-cell office:value-type="float" office:value="80.273392" calcext:value-type="float">
            <text:p>80.273392</text:p>
          </table:table-cell>
          <table:table-cell office:value-type="float" office:value="193.880635" calcext:value-type="float">
            <text:p>193.880635</text:p>
          </table:table-cell>
          <table:table-cell office:value-type="float" office:value="577.257091" calcext:value-type="float">
            <text:p>577.257091</text:p>
          </table:table-cell>
          <table:table-cell office:value-type="float" office:value="534.009677" calcext:value-type="float">
            <text:p>534.009677</text:p>
          </table:table-cell>
          <table:table-cell office:value-type="float" office:value="15776.891725" calcext:value-type="float">
            <text:p>15776.8917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3.850709" calcext:value-type="float">
            <text:p>3.850709</text:p>
          </table:table-cell>
          <table:table-cell office:value-type="float" office:value="84.962592" calcext:value-type="float">
            <text:p>84.962592</text:p>
          </table:table-cell>
          <table:table-cell office:value-type="float" office:value="186.857461" calcext:value-type="float">
            <text:p>186.857461</text:p>
          </table:table-cell>
          <table:table-cell office:value-type="float" office:value="572.133459" calcext:value-type="float">
            <text:p>572.133459</text:p>
          </table:table-cell>
          <table:table-cell office:value-type="float" office:value="527.585584" calcext:value-type="float">
            <text:p>527.585584</text:p>
          </table:table-cell>
          <table:table-cell office:value-type="float" office:value="17439.503499" calcext:value-type="float">
            <text:p>17439.5034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3.460646" calcext:value-type="float">
            <text:p>3.460646</text:p>
          </table:table-cell>
          <table:table-cell office:value-type="float" office:value="78.183673" calcext:value-type="float">
            <text:p>78.183673</text:p>
          </table:table-cell>
          <table:table-cell office:value-type="float" office:value="202.486375" calcext:value-type="float">
            <text:p>202.486375</text:p>
          </table:table-cell>
          <table:table-cell office:value-type="float" office:value="862.740261" calcext:value-type="float">
            <text:p>862.740261</text:p>
          </table:table-cell>
          <table:table-cell office:value-type="float" office:value="544.324607" calcext:value-type="float">
            <text:p>544.324607</text:p>
          </table:table-cell>
          <table:table-cell office:value-type="float" office:value="68581.567323" calcext:value-type="float">
            <text:p>68581.5673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3.420461" calcext:value-type="float">
            <text:p>3.420461</text:p>
          </table:table-cell>
          <table:table-cell office:value-type="float" office:value="81.623055" calcext:value-type="float">
            <text:p>81.623055</text:p>
          </table:table-cell>
          <table:table-cell office:value-type="float" office:value="203.108238" calcext:value-type="float">
            <text:p>203.108238</text:p>
          </table:table-cell>
          <table:table-cell office:value-type="float" office:value="741.115644" calcext:value-type="float">
            <text:p>741.115644</text:p>
          </table:table-cell>
          <table:table-cell office:value-type="float" office:value="562.770597" calcext:value-type="float">
            <text:p>562.770597</text:p>
          </table:table-cell>
          <table:table-cell office:value-type="float" office:value="27497.152406" calcext:value-type="float">
            <text:p>27497.1524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3.292869" calcext:value-type="float">
            <text:p>3.292869</text:p>
          </table:table-cell>
          <table:table-cell office:value-type="float" office:value="85.152917" calcext:value-type="float">
            <text:p>85.152917</text:p>
          </table:table-cell>
          <table:table-cell office:value-type="float" office:value="220.724375" calcext:value-type="float">
            <text:p>220.724375</text:p>
          </table:table-cell>
          <table:table-cell office:value-type="float" office:value="640.059969" calcext:value-type="float">
            <text:p>640.059969</text:p>
          </table:table-cell>
          <table:table-cell office:value-type="float" office:value="568.152066" calcext:value-type="float">
            <text:p>568.152066</text:p>
          </table:table-cell>
          <table:table-cell office:value-type="float" office:value="20630.035195" calcext:value-type="float">
            <text:p>20630.0351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6.718956" calcext:value-type="float">
            <text:p>6.718956</text:p>
          </table:table-cell>
          <table:table-cell office:value-type="float" office:value="89.223085" calcext:value-type="float">
            <text:p>89.223085</text:p>
          </table:table-cell>
          <table:table-cell office:value-type="float" office:value="244.061413" calcext:value-type="float">
            <text:p>244.061413</text:p>
          </table:table-cell>
          <table:table-cell office:value-type="float" office:value="1021.156733" calcext:value-type="float">
            <text:p>1021.156733</text:p>
          </table:table-cell>
          <table:table-cell office:value-type="float" office:value="690.917107" calcext:value-type="float">
            <text:p>690.917107</text:p>
          </table:table-cell>
          <table:table-cell office:value-type="float" office:value="35486.969002" calcext:value-type="float">
            <text:p>35486.969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53082" calcext:value-type="float">
            <text:p>1.153082</text:p>
          </table:table-cell>
          <table:table-cell office:value-type="float" office:value="1.778281" calcext:value-type="float">
            <text:p>1.778281</text:p>
          </table:table-cell>
          <table:table-cell office:value-type="float" office:value="4.050902" calcext:value-type="float">
            <text:p>4.050902</text:p>
          </table:table-cell>
          <table:table-cell office:value-type="float" office:value="3.783115" calcext:value-type="float">
            <text:p>3.783115</text:p>
          </table:table-cell>
          <table:table-cell office:value-type="float" office:value="60.259092" calcext:value-type="float">
            <text:p>60.2590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00789" calcext:value-type="float">
            <text:p>1.000789</text:p>
          </table:table-cell>
          <table:table-cell office:value-type="float" office:value="1.163734" calcext:value-type="float">
            <text:p>1.163734</text:p>
          </table:table-cell>
          <table:table-cell office:value-type="float" office:value="1.057785" calcext:value-type="float">
            <text:p>1.057785</text:p>
          </table:table-cell>
          <table:table-cell office:value-type="float" office:value="9.822423" calcext:value-type="float">
            <text:p>9.8224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4421" calcext:value-type="float">
            <text:p>1.024421</text:p>
          </table:table-cell>
          <table:table-cell office:value-type="float" office:value="1.353347" calcext:value-type="float">
            <text:p>1.353347</text:p>
          </table:table-cell>
          <table:table-cell office:value-type="float" office:value="1.163585" calcext:value-type="float">
            <text:p>1.163585</text:p>
          </table:table-cell>
          <table:table-cell office:value-type="float" office:value="43.235407" calcext:value-type="float">
            <text:p>43.2354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000304" calcext:value-type="float">
            <text:p>1.000304</text:p>
          </table:table-cell>
          <table:table-cell office:value-type="float" office:value="1.064815" calcext:value-type="float">
            <text:p>1.064815</text:p>
          </table:table-cell>
          <table:table-cell office:value-type="float" office:value="1.379403" calcext:value-type="float">
            <text:p>1.379403</text:p>
          </table:table-cell>
          <table:table-cell office:value-type="float" office:value="1.277496" calcext:value-type="float">
            <text:p>1.277496</text:p>
          </table:table-cell>
          <table:table-cell office:value-type="float" office:value="17.4" calcext:value-type="float">
            <text:p>17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011313" calcext:value-type="float">
            <text:p>1.011313</text:p>
          </table:table-cell>
          <table:table-cell office:value-type="float" office:value="1.112245" calcext:value-type="float">
            <text:p>1.112245</text:p>
          </table:table-cell>
          <table:table-cell office:value-type="float" office:value="1.879332" calcext:value-type="float">
            <text:p>1.879332</text:p>
          </table:table-cell>
          <table:table-cell office:value-type="float" office:value="1.580217" calcext:value-type="float">
            <text:p>1.580217</text:p>
          </table:table-cell>
          <table:table-cell office:value-type="float" office:value="37.39824" calcext:value-type="float">
            <text:p>37.398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03875" calcext:value-type="float">
            <text:p>1.03875</text:p>
          </table:table-cell>
          <table:table-cell office:value-type="float" office:value="1.309198" calcext:value-type="float">
            <text:p>1.309198</text:p>
          </table:table-cell>
          <table:table-cell office:value-type="float" office:value="2.885553" calcext:value-type="float">
            <text:p>2.885553</text:p>
          </table:table-cell>
          <table:table-cell office:value-type="float" office:value="2.394042" calcext:value-type="float">
            <text:p>2.394042</text:p>
          </table:table-cell>
          <table:table-cell office:value-type="float" office:value="50.59758" calcext:value-type="float">
            <text:p>50.597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066992" calcext:value-type="float">
            <text:p>1.066992</text:p>
          </table:table-cell>
          <table:table-cell office:value-type="float" office:value="1.49918" calcext:value-type="float">
            <text:p>1.49918</text:p>
          </table:table-cell>
          <table:table-cell office:value-type="float" office:value="2.912046" calcext:value-type="float">
            <text:p>2.912046</text:p>
          </table:table-cell>
          <table:table-cell office:value-type="float" office:value="2.836046" calcext:value-type="float">
            <text:p>2.836046</text:p>
          </table:table-cell>
          <table:table-cell office:value-type="float" office:value="50.59758" calcext:value-type="float">
            <text:p>50.597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144866" calcext:value-type="float">
            <text:p>1.144866</text:p>
          </table:table-cell>
          <table:table-cell office:value-type="float" office:value="1.738961" calcext:value-type="float">
            <text:p>1.738961</text:p>
          </table:table-cell>
          <table:table-cell office:value-type="float" office:value="3.920661" calcext:value-type="float">
            <text:p>3.920661</text:p>
          </table:table-cell>
          <table:table-cell office:value-type="float" office:value="3.713543" calcext:value-type="float">
            <text:p>3.713543</text:p>
          </table:table-cell>
          <table:table-cell office:value-type="float" office:value="60.259092" calcext:value-type="float">
            <text:p>60.2590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9424" calcext:value-type="float">
            <text:p>1.019424</text:p>
          </table:table-cell>
          <table:table-cell office:value-type="float" office:value="1.200238" calcext:value-type="float">
            <text:p>1.200238</text:p>
          </table:table-cell>
          <table:table-cell office:value-type="float" office:value="2.851959" calcext:value-type="float">
            <text:p>2.851959</text:p>
          </table:table-cell>
          <table:table-cell office:value-type="float" office:value="1.875872" calcext:value-type="float">
            <text:p>1.875872</text:p>
          </table:table-cell>
          <table:table-cell office:value-type="float" office:value="178.61544" calcext:value-type="float">
            <text:p>178.615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005866" calcext:value-type="float">
            <text:p>1.005866</text:p>
          </table:table-cell>
          <table:table-cell office:value-type="float" office:value="1.152051" calcext:value-type="float">
            <text:p>1.152051</text:p>
          </table:table-cell>
          <table:table-cell office:value-type="float" office:value="2.283532" calcext:value-type="float">
            <text:p>2.283532</text:p>
          </table:table-cell>
          <table:table-cell office:value-type="float" office:value="1.598927" calcext:value-type="float">
            <text:p>1.598927</text:p>
          </table:table-cell>
          <table:table-cell office:value-type="float" office:value="112.35637" calcext:value-type="float">
            <text:p>112.356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01044" calcext:value-type="float">
            <text:p>1.01044</text:p>
          </table:table-cell>
          <table:table-cell office:value-type="float" office:value="1.154663" calcext:value-type="float">
            <text:p>1.154663</text:p>
          </table:table-cell>
          <table:table-cell office:value-type="float" office:value="2.071449" calcext:value-type="float">
            <text:p>2.071449</text:p>
          </table:table-cell>
          <table:table-cell office:value-type="float" office:value="1.573117" calcext:value-type="float">
            <text:p>1.573117</text:p>
          </table:table-cell>
          <table:table-cell office:value-type="float" office:value="72.120214" calcext:value-type="float">
            <text:p>72.1202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016672" calcext:value-type="float">
            <text:p>1.016672</text:p>
          </table:table-cell>
          <table:table-cell office:value-type="float" office:value="1.194387" calcext:value-type="float">
            <text:p>1.194387</text:p>
          </table:table-cell>
          <table:table-cell office:value-type="float" office:value="2.104157" calcext:value-type="float">
            <text:p>2.104157</text:p>
          </table:table-cell>
          <table:table-cell office:value-type="float" office:value="1.887787" calcext:value-type="float">
            <text:p>1.887787</text:p>
          </table:table-cell>
          <table:table-cell office:value-type="float" office:value="33.001921" calcext:value-type="float">
            <text:p>33.0019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056709" calcext:value-type="float">
            <text:p>1.056709</text:p>
          </table:table-cell>
          <table:table-cell office:value-type="float" office:value="1.385452" calcext:value-type="float">
            <text:p>1.385452</text:p>
          </table:table-cell>
          <table:table-cell office:value-type="float" office:value="3.039973" calcext:value-type="float">
            <text:p>3.039973</text:p>
          </table:table-cell>
          <table:table-cell office:value-type="float" office:value="2.508573" calcext:value-type="float">
            <text:p>2.508573</text:p>
          </table:table-cell>
          <table:table-cell office:value-type="float" office:value="57.417456" calcext:value-type="float">
            <text:p>57.4174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069862" calcext:value-type="float">
            <text:p>1.069862</text:p>
          </table:table-cell>
          <table:table-cell office:value-type="float" office:value="1.534007" calcext:value-type="float">
            <text:p>1.534007</text:p>
          </table:table-cell>
          <table:table-cell office:value-type="float" office:value="2.99966" calcext:value-type="float">
            <text:p>2.99966</text:p>
          </table:table-cell>
          <table:table-cell office:value-type="float" office:value="2.919253" calcext:value-type="float">
            <text:p>2.919253</text:p>
          </table:table-cell>
          <table:table-cell office:value-type="float" office:value="50.59758" calcext:value-type="float">
            <text:p>50.597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144866" calcext:value-type="float">
            <text:p>1.144866</text:p>
          </table:table-cell>
          <table:table-cell office:value-type="float" office:value="1.738961" calcext:value-type="float">
            <text:p>1.738961</text:p>
          </table:table-cell>
          <table:table-cell office:value-type="float" office:value="3.913824" calcext:value-type="float">
            <text:p>3.913824</text:p>
          </table:table-cell>
          <table:table-cell office:value-type="float" office:value="3.695379" calcext:value-type="float">
            <text:p>3.695379</text:p>
          </table:table-cell>
          <table:table-cell office:value-type="float" office:value="60.259092" calcext:value-type="float">
            <text:p>60.2590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.81962" calcext:value-type="float">
            <text:p>2.81962</text:p>
          </table:table-cell>
          <table:table-cell office:value-type="float" office:value="53.364891" calcext:value-type="float">
            <text:p>53.364891</text:p>
          </table:table-cell>
          <table:table-cell office:value-type="float" office:value="126.081156" calcext:value-type="float">
            <text:p>126.081156</text:p>
          </table:table-cell>
          <table:table-cell office:value-type="float" office:value="467.441461" calcext:value-type="float">
            <text:p>467.441461</text:p>
          </table:table-cell>
          <table:table-cell office:value-type="float" office:value="391.163189" calcext:value-type="float">
            <text:p>391.163189</text:p>
          </table:table-cell>
          <table:table-cell office:value-type="float" office:value="17182.080143" calcext:value-type="float">
            <text:p>17182.080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.539368" calcext:value-type="float">
            <text:p>55.539368</text:p>
          </table:table-cell>
          <table:table-cell office:value-type="float" office:value="115.284334" calcext:value-type="float">
            <text:p>115.284334</text:p>
          </table:table-cell>
          <table:table-cell office:value-type="float" office:value="424.237041" calcext:value-type="float">
            <text:p>424.237041</text:p>
          </table:table-cell>
          <table:table-cell office:value-type="float" office:value="306.244451" calcext:value-type="float">
            <text:p>306.244451</text:p>
          </table:table-cell>
          <table:table-cell office:value-type="float" office:value="10309.417783" calcext:value-type="float">
            <text:p>10309.4177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5.974155" calcext:value-type="float">
            <text:p>5.974155</text:p>
          </table:table-cell>
          <table:table-cell office:value-type="float" office:value="49.510275" calcext:value-type="float">
            <text:p>49.510275</text:p>
          </table:table-cell>
          <table:table-cell office:value-type="float" office:value="107.282377" calcext:value-type="float">
            <text:p>107.282377</text:p>
          </table:table-cell>
          <table:table-cell office:value-type="float" office:value="277.662658" calcext:value-type="float">
            <text:p>277.662658</text:p>
          </table:table-cell>
          <table:table-cell office:value-type="float" office:value="284.062167" calcext:value-type="float">
            <text:p>284.062167</text:p>
          </table:table-cell>
          <table:table-cell office:value-type="float" office:value="6496.458485" calcext:value-type="float">
            <text:p>6496.4584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.099515" calcext:value-type="float">
            <text:p>50.099515</text:p>
          </table:table-cell>
          <table:table-cell office:value-type="float" office:value="112.730366" calcext:value-type="float">
            <text:p>112.730366</text:p>
          </table:table-cell>
          <table:table-cell office:value-type="float" office:value="264.457712" calcext:value-type="float">
            <text:p>264.457712</text:p>
          </table:table-cell>
          <table:table-cell office:value-type="float" office:value="294.452174" calcext:value-type="float">
            <text:p>294.452174</text:p>
          </table:table-cell>
          <table:table-cell office:value-type="float" office:value="3449.238948" calcext:value-type="float">
            <text:p>3449.2389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.357088" calcext:value-type="float">
            <text:p>1.357088</text:p>
          </table:table-cell>
          <table:table-cell office:value-type="float" office:value="49.558621" calcext:value-type="float">
            <text:p>49.558621</text:p>
          </table:table-cell>
          <table:table-cell office:value-type="float" office:value="123.288431" calcext:value-type="float">
            <text:p>123.288431</text:p>
          </table:table-cell>
          <table:table-cell office:value-type="float" office:value="314.963996" calcext:value-type="float">
            <text:p>314.963996</text:p>
          </table:table-cell>
          <table:table-cell office:value-type="float" office:value="308.414906" calcext:value-type="float">
            <text:p>308.414906</text:p>
          </table:table-cell>
          <table:table-cell office:value-type="float" office:value="9086.117124" calcext:value-type="float">
            <text:p>9086.1171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4.739563" calcext:value-type="float">
            <text:p>4.739563</text:p>
          </table:table-cell>
          <table:table-cell office:value-type="float" office:value="52.844892" calcext:value-type="float">
            <text:p>52.844892</text:p>
          </table:table-cell>
          <table:table-cell office:value-type="float" office:value="126.081156" calcext:value-type="float">
            <text:p>126.081156</text:p>
          </table:table-cell>
          <table:table-cell office:value-type="float" office:value="403.955548" calcext:value-type="float">
            <text:p>403.955548</text:p>
          </table:table-cell>
          <table:table-cell office:value-type="float" office:value="345.711204" calcext:value-type="float">
            <text:p>345.711204</text:p>
          </table:table-cell>
          <table:table-cell office:value-type="float" office:value="10460.069644" calcext:value-type="float">
            <text:p>10460.0696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4.203026" calcext:value-type="float">
            <text:p>4.203026</text:p>
          </table:table-cell>
          <table:table-cell office:value-type="float" office:value="53.66857" calcext:value-type="float">
            <text:p>53.66857</text:p>
          </table:table-cell>
          <table:table-cell office:value-type="float" office:value="127.043196" calcext:value-type="float">
            <text:p>127.043196</text:p>
          </table:table-cell>
          <table:table-cell office:value-type="float" office:value="433.405003" calcext:value-type="float">
            <text:p>433.405003</text:p>
          </table:table-cell>
          <table:table-cell office:value-type="float" office:value="374.246539" calcext:value-type="float">
            <text:p>374.246539</text:p>
          </table:table-cell>
          <table:table-cell office:value-type="float" office:value="10460.069644" calcext:value-type="float">
            <text:p>10460.0696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.81962" calcext:value-type="float">
            <text:p>2.81962</text:p>
          </table:table-cell>
          <table:table-cell office:value-type="float" office:value="53.546389" calcext:value-type="float">
            <text:p>53.546389</text:p>
          </table:table-cell>
          <table:table-cell office:value-type="float" office:value="127.569919" calcext:value-type="float">
            <text:p>127.569919</text:p>
          </table:table-cell>
          <table:table-cell office:value-type="float" office:value="468.546631" calcext:value-type="float">
            <text:p>468.546631</text:p>
          </table:table-cell>
          <table:table-cell office:value-type="float" office:value="430.823463" calcext:value-type="float">
            <text:p>430.823463</text:p>
          </table:table-cell>
          <table:table-cell office:value-type="float" office:value="17182.080143" calcext:value-type="float">
            <text:p>17182.080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6.421053" calcext:value-type="float">
            <text:p>6.421053</text:p>
          </table:table-cell>
          <table:table-cell office:value-type="float" office:value="66.561781" calcext:value-type="float">
            <text:p>66.561781</text:p>
          </table:table-cell>
          <table:table-cell office:value-type="float" office:value="145.874266" calcext:value-type="float">
            <text:p>145.874266</text:p>
          </table:table-cell>
          <table:table-cell office:value-type="float" office:value="514.712442" calcext:value-type="float">
            <text:p>514.712442</text:p>
          </table:table-cell>
          <table:table-cell office:value-type="float" office:value="475.731515" calcext:value-type="float">
            <text:p>475.731515</text:p>
          </table:table-cell>
          <table:table-cell office:value-type="float" office:value="8143.644701" calcext:value-type="float">
            <text:p>8143.6447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3.332041" calcext:value-type="float">
            <text:p>3.332041</text:p>
          </table:table-cell>
          <table:table-cell office:value-type="float" office:value="61.143202" calcext:value-type="float">
            <text:p>61.143202</text:p>
          </table:table-cell>
          <table:table-cell office:value-type="float" office:value="141.60127" calcext:value-type="float">
            <text:p>141.60127</text:p>
          </table:table-cell>
          <table:table-cell office:value-type="float" office:value="422.314985" calcext:value-type="float">
            <text:p>422.314985</text:p>
          </table:table-cell>
          <table:table-cell office:value-type="float" office:value="390.58031" calcext:value-type="float">
            <text:p>390.58031</text:p>
          </table:table-cell>
          <table:table-cell office:value-type="float" office:value="10432.268423" calcext:value-type="float">
            <text:p>10432.2684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3.31242" calcext:value-type="float">
            <text:p>3.31242</text:p>
          </table:table-cell>
          <table:table-cell office:value-type="float" office:value="56.195787" calcext:value-type="float">
            <text:p>56.195787</text:p>
          </table:table-cell>
          <table:table-cell office:value-type="float" office:value="132.036585" calcext:value-type="float">
            <text:p>132.036585</text:p>
          </table:table-cell>
          <table:table-cell office:value-type="float" office:value="562.998075" calcext:value-type="float">
            <text:p>562.998075</text:p>
          </table:table-cell>
          <table:table-cell office:value-type="float" office:value="360.656962" calcext:value-type="float">
            <text:p>360.656962</text:p>
          </table:table-cell>
          <table:table-cell office:value-type="float" office:value="72805.74782" calcext:value-type="float">
            <text:p>72805.747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3.29671" calcext:value-type="float">
            <text:p>3.29671</text:p>
          </table:table-cell>
          <table:table-cell office:value-type="float" office:value="53.009982" calcext:value-type="float">
            <text:p>53.009982</text:p>
          </table:table-cell>
          <table:table-cell office:value-type="float" office:value="129.969428" calcext:value-type="float">
            <text:p>129.969428</text:p>
          </table:table-cell>
          <table:table-cell office:value-type="float" office:value="522.168243" calcext:value-type="float">
            <text:p>522.168243</text:p>
          </table:table-cell>
          <table:table-cell office:value-type="float" office:value="377.186396" calcext:value-type="float">
            <text:p>377.186396</text:p>
          </table:table-cell>
          <table:table-cell office:value-type="float" office:value="46707.698095" calcext:value-type="float">
            <text:p>46707.6980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3.279551" calcext:value-type="float">
            <text:p>3.279551</text:p>
          </table:table-cell>
          <table:table-cell office:value-type="float" office:value="53.653485" calcext:value-type="float">
            <text:p>53.653485</text:p>
          </table:table-cell>
          <table:table-cell office:value-type="float" office:value="128.384174" calcext:value-type="float">
            <text:p>128.384174</text:p>
          </table:table-cell>
          <table:table-cell office:value-type="float" office:value="519.219436" calcext:value-type="float">
            <text:p>519.219436</text:p>
          </table:table-cell>
          <table:table-cell office:value-type="float" office:value="369.798719" calcext:value-type="float">
            <text:p>369.798719</text:p>
          </table:table-cell>
          <table:table-cell office:value-type="float" office:value="18726.521795" calcext:value-type="float">
            <text:p>18726.5217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3.246729" calcext:value-type="float">
            <text:p>3.246729</text:p>
          </table:table-cell>
          <table:table-cell office:value-type="float" office:value="53.467929" calcext:value-type="float">
            <text:p>53.467929</text:p>
          </table:table-cell>
          <table:table-cell office:value-type="float" office:value="126.081626" calcext:value-type="float">
            <text:p>126.081626</text:p>
          </table:table-cell>
          <table:table-cell office:value-type="float" office:value="499.910281" calcext:value-type="float">
            <text:p>499.910281</text:p>
          </table:table-cell>
          <table:table-cell office:value-type="float" office:value="368.853684" calcext:value-type="float">
            <text:p>368.853684</text:p>
          </table:table-cell>
          <table:table-cell office:value-type="float" office:value="15476.332134" calcext:value-type="float">
            <text:p>15476.3321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.835099" calcext:value-type="float">
            <text:p>2.835099</text:p>
          </table:table-cell>
          <table:table-cell office:value-type="float" office:value="53.467929" calcext:value-type="float">
            <text:p>53.467929</text:p>
          </table:table-cell>
          <table:table-cell office:value-type="float" office:value="127.293333" calcext:value-type="float">
            <text:p>127.293333</text:p>
          </table:table-cell>
          <table:table-cell office:value-type="float" office:value="475.898201" calcext:value-type="float">
            <text:p>475.898201</text:p>
          </table:table-cell>
          <table:table-cell office:value-type="float" office:value="412.277133" calcext:value-type="float">
            <text:p>412.277133</text:p>
          </table:table-cell>
          <table:table-cell office:value-type="float" office:value="17182.092082" calcext:value-type="float">
            <text:p>17182.0920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080374" calcext:value-type="float">
            <text:p>1.080374</text:p>
          </table:table-cell>
          <table:table-cell office:value-type="float" office:value="2.137762" calcext:value-type="float">
            <text:p>2.137762</text:p>
          </table:table-cell>
          <table:table-cell office:value-type="float" office:value="1.581572" calcext:value-type="float">
            <text:p>1.581572</text:p>
          </table:table-cell>
          <table:table-cell office:value-type="float" office:value="55.650793" calcext:value-type="float">
            <text:p>55.6507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150491" calcext:value-type="float">
            <text:p>1.150491</text:p>
          </table:table-cell>
          <table:table-cell office:value-type="float" office:value="1.056581" calcext:value-type="float">
            <text:p>1.056581</text:p>
          </table:table-cell>
          <table:table-cell office:value-type="float" office:value="9.822423" calcext:value-type="float">
            <text:p>9.8224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3546" calcext:value-type="float">
            <text:p>1.013546</text:p>
          </table:table-cell>
          <table:table-cell office:value-type="float" office:value="1.291093" calcext:value-type="float">
            <text:p>1.291093</text:p>
          </table:table-cell>
          <table:table-cell office:value-type="float" office:value="1.129032" calcext:value-type="float">
            <text:p>1.129032</text:p>
          </table:table-cell>
          <table:table-cell office:value-type="float" office:value="44.460775" calcext:value-type="float">
            <text:p>44.4607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6528" calcext:value-type="float">
            <text:p>1.016528</text:p>
          </table:table-cell>
          <table:table-cell office:value-type="float" office:value="1.246519" calcext:value-type="float">
            <text:p>1.246519</text:p>
          </table:table-cell>
          <table:table-cell office:value-type="float" office:value="1.171863" calcext:value-type="float">
            <text:p>1.171863</text:p>
          </table:table-cell>
          <table:table-cell office:value-type="float" office:value="7.378335" calcext:value-type="float">
            <text:p>7.3783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6849" calcext:value-type="float">
            <text:p>1.026849</text:p>
          </table:table-cell>
          <table:table-cell office:value-type="float" office:value="1.470274" calcext:value-type="float">
            <text:p>1.470274</text:p>
          </table:table-cell>
          <table:table-cell office:value-type="float" office:value="1.224238" calcext:value-type="float">
            <text:p>1.224238</text:p>
          </table:table-cell>
          <table:table-cell office:value-type="float" office:value="19.73867" calcext:value-type="float">
            <text:p>19.738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8443" calcext:value-type="float">
            <text:p>1.048443</text:p>
          </table:table-cell>
          <table:table-cell office:value-type="float" office:value="1.924982" calcext:value-type="float">
            <text:p>1.924982</text:p>
          </table:table-cell>
          <table:table-cell office:value-type="float" office:value="1.358918" calcext:value-type="float">
            <text:p>1.358918</text:p>
          </table:table-cell>
          <table:table-cell office:value-type="float" office:value="55.650793" calcext:value-type="float">
            <text:p>55.6507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307" calcext:value-type="float">
            <text:p>1.05307</text:p>
          </table:table-cell>
          <table:table-cell office:value-type="float" office:value="2.129" calcext:value-type="float">
            <text:p>2.129</text:p>
          </table:table-cell>
          <table:table-cell office:value-type="float" office:value="1.553716" calcext:value-type="float">
            <text:p>1.553716</text:p>
          </table:table-cell>
          <table:table-cell office:value-type="float" office:value="55.650793" calcext:value-type="float">
            <text:p>55.6507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78828" calcext:value-type="float">
            <text:p>1.078828</text:p>
          </table:table-cell>
          <table:table-cell office:value-type="float" office:value="2.143233" calcext:value-type="float">
            <text:p>2.143233</text:p>
          </table:table-cell>
          <table:table-cell office:value-type="float" office:value="1.582576" calcext:value-type="float">
            <text:p>1.582576</text:p>
          </table:table-cell>
          <table:table-cell office:value-type="float" office:value="55.650793" calcext:value-type="float">
            <text:p>55.6507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9048" calcext:value-type="float">
            <text:p>1.019048</text:p>
          </table:table-cell>
          <table:table-cell office:value-type="float" office:value="1.202534" calcext:value-type="float">
            <text:p>1.202534</text:p>
          </table:table-cell>
          <table:table-cell office:value-type="float" office:value="2.853154" calcext:value-type="float">
            <text:p>2.853154</text:p>
          </table:table-cell>
          <table:table-cell office:value-type="float" office:value="1.85492" calcext:value-type="float">
            <text:p>1.85492</text:p>
          </table:table-cell>
          <table:table-cell office:value-type="float" office:value="172.923873" calcext:value-type="float">
            <text:p>172.9238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7112" calcext:value-type="float">
            <text:p>1.127112</text:p>
          </table:table-cell>
          <table:table-cell office:value-type="float" office:value="2.186713" calcext:value-type="float">
            <text:p>2.186713</text:p>
          </table:table-cell>
          <table:table-cell office:value-type="float" office:value="1.521803" calcext:value-type="float">
            <text:p>1.521803</text:p>
          </table:table-cell>
          <table:table-cell office:value-type="float" office:value="96.375401" calcext:value-type="float">
            <text:p>96.3754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9366" calcext:value-type="float">
            <text:p>1.069366</text:p>
          </table:table-cell>
          <table:table-cell office:value-type="float" office:value="1.828298" calcext:value-type="float">
            <text:p>1.828298</text:p>
          </table:table-cell>
          <table:table-cell office:value-type="float" office:value="1.42052" calcext:value-type="float">
            <text:p>1.42052</text:p>
          </table:table-cell>
          <table:table-cell office:value-type="float" office:value="72.077673" calcext:value-type="float">
            <text:p>72.0776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521" calcext:value-type="float">
            <text:p>1.05521</text:p>
          </table:table-cell>
          <table:table-cell office:value-type="float" office:value="1.781299" calcext:value-type="float">
            <text:p>1.781299</text:p>
          </table:table-cell>
          <table:table-cell office:value-type="float" office:value="1.342358" calcext:value-type="float">
            <text:p>1.342358</text:p>
          </table:table-cell>
          <table:table-cell office:value-type="float" office:value="63.934697" calcext:value-type="float">
            <text:p>63.9346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192" calcext:value-type="float">
            <text:p>1.06192</text:p>
          </table:table-cell>
          <table:table-cell office:value-type="float" office:value="2.137366" calcext:value-type="float">
            <text:p>2.137366</text:p>
          </table:table-cell>
          <table:table-cell office:value-type="float" office:value="1.570619" calcext:value-type="float">
            <text:p>1.570619</text:p>
          </table:table-cell>
          <table:table-cell office:value-type="float" office:value="55.650793" calcext:value-type="float">
            <text:p>55.6507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521" calcext:value-type="float">
            <text:p>1.05521</text:p>
          </table:table-cell>
          <table:table-cell office:value-type="float" office:value="2.074566" calcext:value-type="float">
            <text:p>2.074566</text:p>
          </table:table-cell>
          <table:table-cell office:value-type="float" office:value="1.545064" calcext:value-type="float">
            <text:p>1.545064</text:p>
          </table:table-cell>
          <table:table-cell office:value-type="float" office:value="55.650793" calcext:value-type="float">
            <text:p>55.6507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89158" calcext:value-type="float">
            <text:p>1.089158</text:p>
          </table:table-cell>
          <table:table-cell office:value-type="float" office:value="2.172401" calcext:value-type="float">
            <text:p>2.172401</text:p>
          </table:table-cell>
          <table:table-cell office:value-type="float" office:value="1.60827" calcext:value-type="float">
            <text:p>1.60827</text:p>
          </table:table-cell>
          <table:table-cell office:value-type="float" office:value="55.650793" calcext:value-type="float">
            <text:p>55.650793</text:p>
          </table:table-cell>
          <table:table-cell table:number-columns-repeated="1015"/>
        </table:table-row>
      </table:table>
      <table:table table:name="Order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1.479195" calcext:value-type="float">
            <text:p>1.479195</text:p>
          </table:table-cell>
          <table:table-cell office:value-type="float" office:value="47.44893" calcext:value-type="float">
            <text:p>47.44893</text:p>
          </table:table-cell>
          <table:table-cell office:value-type="float" office:value="105.5389" calcext:value-type="float">
            <text:p>105.5389</text:p>
          </table:table-cell>
          <table:table-cell office:value-type="float" office:value="279.045545" calcext:value-type="float">
            <text:p>279.045545</text:p>
          </table:table-cell>
          <table:table-cell office:value-type="float" office:value="269.085851" calcext:value-type="float">
            <text:p>269.085851</text:p>
          </table:table-cell>
          <table:table-cell office:value-type="float" office:value="7757.612479" calcext:value-type="float">
            <text:p>7757.6124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-pre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7938" calcext:value-type="float">
            <text:p>1.047938</text:p>
          </table:table-cell>
          <table:table-cell office:value-type="float" office:value="1.007102" calcext:value-type="float">
            <text:p>1.007102</text:p>
          </table:table-cell>
          <table:table-cell office:value-type="float" office:value="5.516811" calcext:value-type="float">
            <text:p>5.5168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" calcext:value-type="float">
            <text:p>1</text:p>
          </table:table-cell>
          <table:table-cell office:value-type="float" office:value="41.2994" calcext:value-type="float">
            <text:p>41.2994</text:p>
          </table:table-cell>
          <table:table-cell office:value-type="float" office:value="85.90887" calcext:value-type="float">
            <text:p>85.90887</text:p>
          </table:table-cell>
          <table:table-cell office:value-type="float" office:value="207.07157" calcext:value-type="float">
            <text:p>207.07157</text:p>
          </table:table-cell>
          <table:table-cell office:value-type="float" office:value="210.318086" calcext:value-type="float">
            <text:p>210.318086</text:p>
          </table:table-cell>
          <table:table-cell office:value-type="float" office:value="7485.643997" calcext:value-type="float">
            <text:p>7485.6439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n-pre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08894" calcext:value-type="float">
            <text:p>1.008894</text:p>
          </table:table-cell>
          <table:table-cell office:value-type="float" office:value="1" calcext:value-type="float">
            <text:p>1</text:p>
          </table:table-cell>
          <table:table-cell office:value-type="float" office:value="1.651363" calcext:value-type="float">
            <text:p>1.651363</text:p>
          </table:table-cell>
          <table:table-cell table:number-columns-repeated="1016"/>
        </table:table-row>
      </table:table>
      <table:table table:name="Saturation" table:style-name="ta1"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9139" calcext:value-type="float">
            <text:p>1.069139</text:p>
          </table:table-cell>
          <table:table-cell office:value-type="float" office:value="114.611385" calcext:value-type="float">
            <text:p>114.611385</text:p>
          </table:table-cell>
          <table:table-cell office:value-type="float" office:value="1.576928" calcext:value-type="float">
            <text:p>1.576928</text:p>
          </table:table-cell>
          <table:table-cell office:value-type="float" office:value="35486.833387" calcext:value-type="float">
            <text:p>35486.833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ik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2.106804" calcext:value-type="float">
            <text:p>22.106804</text:p>
          </table:table-cell>
          <table:table-cell office:value-type="float" office:value="1.039614" calcext:value-type="float">
            <text:p>1.039614</text:p>
          </table:table-cell>
          <table:table-cell office:value-type="float" office:value="6499.040616" calcext:value-type="float">
            <text:p>6499.040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1639" calcext:value-type="float">
            <text:p>1.011639</text:p>
          </table:table-cell>
          <table:table-cell office:value-type="float" office:value="1.278122" calcext:value-type="float">
            <text:p>1.278122</text:p>
          </table:table-cell>
          <table:table-cell office:value-type="float" office:value="1.117749" calcext:value-type="float">
            <text:p>1.117749</text:p>
          </table:table-cell>
          <table:table-cell office:value-type="float" office:value="43.235407" calcext:value-type="float">
            <text:p>43.2354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1593" calcext:value-type="float">
            <text:p>1.011593</text:p>
          </table:table-cell>
          <table:table-cell office:value-type="float" office:value="1.229228" calcext:value-type="float">
            <text:p>1.229228</text:p>
          </table:table-cell>
          <table:table-cell office:value-type="float" office:value="1.146826" calcext:value-type="float">
            <text:p>1.146826</text:p>
          </table:table-cell>
          <table:table-cell office:value-type="float" office:value="7.162992" calcext:value-type="float">
            <text:p>7.1629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2675" calcext:value-type="float">
            <text:p>1.022675</text:p>
          </table:table-cell>
          <table:table-cell office:value-type="float" office:value="34.448039" calcext:value-type="float">
            <text:p>34.448039</text:p>
          </table:table-cell>
          <table:table-cell office:value-type="float" office:value="1.212856" calcext:value-type="float">
            <text:p>1.212856</text:p>
          </table:table-cell>
          <table:table-cell office:value-type="float" office:value="9086.117124" calcext:value-type="float">
            <text:p>9086.117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6013" calcext:value-type="float">
            <text:p>1.046013</text:p>
          </table:table-cell>
          <table:table-cell office:value-type="float" office:value="18.973819" calcext:value-type="float">
            <text:p>18.973819</text:p>
          </table:table-cell>
          <table:table-cell office:value-type="float" office:value="1.359266" calcext:value-type="float">
            <text:p>1.359266</text:p>
          </table:table-cell>
          <table:table-cell office:value-type="float" office:value="6722.069869" calcext:value-type="float">
            <text:p>6722.0698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7746" calcext:value-type="float">
            <text:p>1.047746</text:p>
          </table:table-cell>
          <table:table-cell office:value-type="float" office:value="21.464929" calcext:value-type="float">
            <text:p>21.464929</text:p>
          </table:table-cell>
          <table:table-cell office:value-type="float" office:value="1.545064" calcext:value-type="float">
            <text:p>1.545064</text:p>
          </table:table-cell>
          <table:table-cell office:value-type="float" office:value="6722.069869" calcext:value-type="float">
            <text:p>6722.0698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6667" calcext:value-type="float">
            <text:p>1.066667</text:p>
          </table:table-cell>
          <table:table-cell office:value-type="float" office:value="119.552868" calcext:value-type="float">
            <text:p>119.552868</text:p>
          </table:table-cell>
          <table:table-cell office:value-type="float" office:value="1.581237" calcext:value-type="float">
            <text:p>1.581237</text:p>
          </table:table-cell>
          <table:table-cell office:value-type="float" office:value="35486.833387" calcext:value-type="float">
            <text:p>35486.833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4015" calcext:value-type="float">
            <text:p>1.014015</text:p>
          </table:table-cell>
          <table:table-cell office:value-type="float" office:value="1.202534" calcext:value-type="float">
            <text:p>1.202534</text:p>
          </table:table-cell>
          <table:table-cell office:value-type="float" office:value="60.820751" calcext:value-type="float">
            <text:p>60.820751</text:p>
          </table:table-cell>
          <table:table-cell office:value-type="float" office:value="1.984795" calcext:value-type="float">
            <text:p>1.984795</text:p>
          </table:table-cell>
          <table:table-cell office:value-type="float" office:value="4351.504766" calcext:value-type="float">
            <text:p>4351.5047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7112" calcext:value-type="float">
            <text:p>1.127112</text:p>
          </table:table-cell>
          <table:table-cell office:value-type="float" office:value="16.635232" calcext:value-type="float">
            <text:p>16.635232</text:p>
          </table:table-cell>
          <table:table-cell office:value-type="float" office:value="1.527837" calcext:value-type="float">
            <text:p>1.527837</text:p>
          </table:table-cell>
          <table:table-cell office:value-type="float" office:value="2949.338339" calcext:value-type="float">
            <text:p>2949.3383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4815" calcext:value-type="float">
            <text:p>1.064815</text:p>
          </table:table-cell>
          <table:table-cell office:value-type="float" office:value="200.939874" calcext:value-type="float">
            <text:p>200.939874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72805.74782" calcext:value-type="float">
            <text:p>72805.747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3998" calcext:value-type="float">
            <text:p>1.043998</text:p>
          </table:table-cell>
          <table:table-cell office:value-type="float" office:value="39.929699" calcext:value-type="float">
            <text:p>39.929699</text:p>
          </table:table-cell>
          <table:table-cell office:value-type="float" office:value="1.331992" calcext:value-type="float">
            <text:p>1.331992</text:p>
          </table:table-cell>
          <table:table-cell office:value-type="float" office:value="9086.118235" calcext:value-type="float">
            <text:p>9086.118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798" calcext:value-type="float">
            <text:p>1.05798</text:p>
          </table:table-cell>
          <table:table-cell office:value-type="float" office:value="32.341959" calcext:value-type="float">
            <text:p>32.341959</text:p>
          </table:table-cell>
          <table:table-cell office:value-type="float" office:value="1.563873" calcext:value-type="float">
            <text:p>1.563873</text:p>
          </table:table-cell>
          <table:table-cell office:value-type="float" office:value="6722.074575" calcext:value-type="float">
            <text:p>6722.0745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3634" calcext:value-type="float">
            <text:p>1.053634</text:p>
          </table:table-cell>
          <table:table-cell office:value-type="float" office:value="51.917057" calcext:value-type="float">
            <text:p>51.917057</text:p>
          </table:table-cell>
          <table:table-cell office:value-type="float" office:value="1.578365" calcext:value-type="float">
            <text:p>1.578365</text:p>
          </table:table-cell>
          <table:table-cell office:value-type="float" office:value="7212.550856" calcext:value-type="float">
            <text:p>7212.5508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76998" calcext:value-type="float">
            <text:p>1.076998</text:p>
          </table:table-cell>
          <table:table-cell office:value-type="float" office:value="122.842075" calcext:value-type="float">
            <text:p>122.842075</text:p>
          </table:table-cell>
          <table:table-cell office:value-type="float" office:value="1.60827" calcext:value-type="float">
            <text:p>1.60827</text:p>
          </table:table-cell>
          <table:table-cell office:value-type="float" office:value="35486.969002" calcext:value-type="float">
            <text:p>35486.96900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6:16:16.341013403</meta:creation-date>
    <dc:date>2016-09-12T16:21:31.886486072</dc:date>
    <meta:editing-duration>PT3M17S</meta:editing-duration>
    <meta:editing-cycles>3</meta:editing-cycles>
    <meta:generator>LibreOffice/4.2.8.2$Linux_X86_64 LibreOffice_project/420m0$Build-2</meta:generator>
    <meta:document-statistic meta:table-count="3" meta:cell-count="708" meta:object-count="0"/>
  </office:meta>
</office:document-meta>
</file>